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cm" loext:contextual-spacing="false" fo:text-align="justify" style:justify-single-word="false"/>
    </style:style>
    <style:style style:name="P2" style:family="paragraph" style:parent-style-name="Standard">
      <style:paragraph-properties fo:margin-top="0cm" fo:margin-bottom="0.3cm" loext:contextual-spacing="false" fo:text-align="justify" style:justify-single-word="false"/>
      <style:text-properties officeooo:paragraph-rsid="000aac20"/>
    </style:style>
    <style:style style:name="P3" style:family="paragraph" style:parent-style-name="Standard">
      <style:paragraph-properties fo:margin-top="0cm" fo:margin-bottom="0.3cm" loext:contextual-spacing="false" fo:text-align="justify" style:justify-single-word="false"/>
      <style:text-properties officeooo:rsid="000aac20" officeooo:paragraph-rsid="000aac20"/>
    </style:style>
    <style:style style:name="P4" style:family="paragraph" style:parent-style-name="Standard">
      <style:paragraph-properties fo:margin-top="0cm" fo:margin-bottom="0.3cm" loext:contextual-spacing="false" fo:text-align="justify" style:justify-single-word="false"/>
      <style:text-properties officeooo:rsid="000be8c6" officeooo:paragraph-rsid="000be8c6"/>
    </style:style>
    <style:style style:name="T1" style:family="text">
      <style:text-properties officeooo:rsid="000aac20"/>
    </style:style>
    <style:style style:name="T2" style:family="text">
      <style:text-properties officeooo:rsid="000be8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 programme permet d'établir une liste de personnages de divers jeux vidéos. <text:span text:style-name="T1">Au démarrage du logiciel, l’utilisateur peut voir la liste des personnages dont il a fait une fiche, avec sa photo et son nom. En cliquant sur un personnage, on accède à sa fiche, sur laquelle on trouve son nom, sa photo, une citation, les jeux vidéos dans lesquels il apparaît, la liste des musiques dans lesquelles il y a son thème (soit à part entière, soit sous forme de leitmotiv), ses relations avec les autres personnages, et une description. Il est possible, pour les musiques, d’ajouter un lien afin de les écouter en un clic. De plus, pour les relations, il est possible d’accéder aux fiches des autres personnages, si elles existent. </text:span><text:span text:style-name="T2">La mise en forme de la description, notamment pour insérer des liens, est supportée.</text:span></text:p>
      <text:p text:style-name="P2"><text:span text:style-name="T1">Depuis l’écran d’accueil, on peut aussi voir une liste de séries de jeux vidéo. En cliquant sur l’une d’entre elles, on voit les personnages apparaissant dans cette série.</text:span></text:p>
      <text:p text:style-name="P3">L’utilisateur a la possibilité de regrouper les personnages dans des listes personnalisées.</text:p>
      <text:p text:style-name="P4">On peut également importer et exporter des fiches de personnage, afin de les partag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08T08:31:13.197000000</meta:creation-date>
    <dc:date>2021-04-08T08:45:25.308000000</dc:date>
    <meta:editing-duration>PT3M12S</meta:editing-duration>
    <meta:editing-cycles>1</meta:editing-cycles>
    <meta:document-statistic meta:table-count="0" meta:image-count="0" meta:object-count="0" meta:page-count="1" meta:paragraph-count="4" meta:word-count="192" meta:character-count="1155" meta:non-whitespace-character-count="967"/>
    <meta:generator>LibreOffice/6.4.7.2$Windows_X86_64 LibreOffice_project/639b8ac485750d5696d7590a72ef1b496725cfb5</meta:generator>
  </office:meta>
</office:document-meta>
</file>